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2pt" fo:font-weight="bold" officeooo:rsid="00a6d7c7" officeooo:paragraph-rsid="00a6d7c7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officeooo:paragraph-rsid="00a6d7c7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a6fe2f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2pt" officeooo:paragraph-rsid="00a6d7c7" style:font-size-asian="12pt" style:font-size-complex="12pt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2pt" fo:font-weight="normal" officeooo:rsid="00842763" officeooo:paragraph-rsid="0084276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404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officeooo:paragraph-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P14" style:family="paragraph" style:parent-style-name="Text_20_body">
      <style:paragraph-properties fo:text-align="center" style:justify-single-word="false"/>
      <style:text-properties officeooo:paragraph-rsid="00a6d7c7"/>
    </style:style>
    <style:style style:name="P15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000000" loext:opacity="100%" style:font-name="Arial" fo:font-size="12pt" fo:font-weight="normal" officeooo:rsid="0083e8ed" officeooo:paragraph-rsid="0083e8e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2pt" officeooo:paragraph-rsid="00a6d7c7" style:font-size-asian="12pt" style:font-size-complex="12pt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officeooo:paragraph-rsid="00a6d7c7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94119d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bold" officeooo:rsid="00842763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35fdfc"/>
    </style:style>
    <style:style style:name="T9" style:family="text">
      <style:text-properties officeooo:rsid="00a6d7c7"/>
    </style:style>
    <style:style style:name="T10" style:family="text">
      <style:text-properties officeooo:rsid="0094db2d"/>
    </style:style>
    <style:style style:name="T11" style:family="text">
      <style:text-properties fo:color="#ff3838" loext:opacity="100%" fo:font-size="18pt" fo:font-weight="bold" officeooo:rsid="00a81726" style:font-size-asian="18pt" style:font-weight-asian="bold" style:font-size-complex="18pt" style:font-weight-complex="bold"/>
    </style:style>
    <style:style style:name="T12" style:family="text">
      <style:text-properties fo:color="#ff3838" loext:opacity="100%" fo:font-size="18pt" fo:font-weight="bold" officeooo:rsid="0094db2d" style:font-size-asian="18pt" style:font-weight-asian="bold" style:font-size-complex="18pt" style:font-weight-complex="bold"/>
    </style:style>
    <style:style style:name="T13" style:family="text">
      <style:text-properties fo:color="#999999" loext:opacity="100%" style:text-line-through-style="solid" style:text-line-through-type="single" fo:font-size="24pt" fo:font-weight="bold" officeooo:rsid="00831c8e" style:font-size-asian="24pt" style:font-weight-asian="bold" style:font-size-complex="2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910b8f"/>
    </style:style>
    <style:style style:name="T16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variant="normal" fo:text-transform="none" fo:color="#202020" loext:opacity="100%" fo:letter-spacing="normal" fo:language="zxx" fo:country="none" fo:font-style="normal" fo:font-weight="normal" officeooo:rsid="00a6d7c7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variant="normal" fo:text-transform="none" fo:color="#202020" loext:opacity="100%" fo:letter-spacing="normal" fo:language="zxx" fo:country="none" fo:font-style="normal" fo:font-weight="normal" officeooo:rsid="00a6fe2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variant="normal" fo:text-transform="none" fo:color="#202020" loext:opacity="100%" fo:font-size="12pt" fo:letter-spacing="normal" fo:language="zxx" fo:country="none" fo:font-style="normal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variant="normal" fo:text-transform="none" fo:color="#202020" loext:opacity="100%" fo:font-size="15pt" fo:letter-spacing="normal" fo:language="zxx" fo:country="none" fo:font-style="normal" fo:font-weight="normal" officeooo:rsid="00910b8f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21" style:family="text">
      <style:text-properties fo:font-variant="normal" fo:text-transform="none" fo:color="#202020" loext:opacity="100%" fo:font-size="15pt" fo:letter-spacing="normal" fo:language="zxx" fo:country="none" fo:font-style="normal" fo:font-weight="bold" officeooo:rsid="00910b8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22" style:family="text">
      <style:text-properties fo:font-variant="normal" fo:text-transform="none" fo:color="#202020" loext:opacity="100%" fo:font-size="15pt" fo:letter-spacing="normal" fo:language="zxx" fo:country="none" fo:font-style="normal" fo:font-weight="bold" officeooo:rsid="00a6fe2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23" style:family="text">
      <style:text-properties fo:font-size="12pt" fo:language="zxx" fo:country="none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style:font-name="Arial" fo:font-size="13pt" fo:font-weight="normal" officeooo:rsid="0083e8ed" style:font-size-asian="13pt" style:font-weight-asian="normal" style:font-size-complex="13pt" style:font-weight-complex="normal"/>
    </style:style>
    <style:style style:name="T25" style:family="text">
      <style:text-properties style:font-name="Arial" fo:font-size="13pt" fo:font-weight="normal" officeooo:rsid="00a6d7c7" style:font-size-asian="13pt" style:font-weight-asian="normal" style:font-size-complex="13pt" style:font-weight-complex="normal"/>
    </style:style>
    <style:style style:name="T26" style:family="text">
      <style:text-properties style:font-name="Arial" fo:font-size="13pt" fo:font-weight="normal" officeooo:rsid="0094db2d" style:font-size-asian="13pt" style:font-weight-asian="normal" style:font-size-complex="13pt" style:font-weight-complex="normal"/>
    </style:style>
    <style:style style:name="T27" style:family="text">
      <style:text-properties style:font-name="Arial" fo:font-size="13pt" fo:language="zxx" fo:country="none" fo:font-weight="normal" officeooo:rsid="0083e8e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{object_label}</text:p>
      <text:p text:style-name="P14"><text:span text:style-name="T24">Ce document </text:span><text:span text:style-name="T25">référence :</text:span><text:span text:style-name="T27"> {object_ref} ce</text:span><text:span text:style-name="T26">rtifie</text:span><text:span text:style-name="T24"> que</text:span></text:p>
      <text:p text:style-name="P5">{attendant_fullname}</text:p>
      <text:p text:style-name="P10"><text:span text:style-name="T13"><text:s text:c="10"/></text:span><text:span text:style-name="T11">À r</text:span><text:span text:style-name="T12">éussi</text:span><text:span text:style-name="T13"> <text:s text:c="9"/></text:span></text:p>
      <text:p text:style-name="P15">{object_description}</text:p>
      <text:p text:style-name="P6"><text:span text:style-name="T14">Ce certificat est valable du </text:span>{object_date_start} <text:span text:style-name="T14">au </text:span>{object_date_end} <text:span text:style-name="T14">inclus.</text:span></text:p>
      <text:p text:style-name="P12"/>
      <text:p text:style-name="P8"><text:span text:style-name="T15">Le titulaire : <text:tab/></text:span>Délivré <text:span text:style-name="T1">par : {mycompany_name}</text:span></text:p>
      <text:p text:style-name="P9"><text:span text:style-name="T7">{attendant_fullname}</text:span><text:span text:style-name="T6"><text:tab/></text:span><text:span text:style-name="T23">à {mycompany_town}</text:span><text:span text:style-name="T19">,</text:span></text:p>
      <text:p text:style-name="P11"><text:span text:style-name="T17"><text:tab/>Le </text:span><text:span text:style-name="T16">{object_document_date_creation}</text:span></text:p>
      <text:p text:style-name="P9"><text:span text:style-name="T16"><text:tab/></text:span><text:span text:style-name="T21">{responsible_fullname},</text:span></text:p>
      <text:p text:style-name="P11"><text:span text:style-name="T16"><text:tab/>{responsible_job}</text:span></text:p>
      <text:p text:style-name="P13">{attendant_signature}<text:tab/>{responsible_signatu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94119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6d7c7"/>
    </style:style>
    <style:style style:name="MT7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name} - {mycompany_address}</text:span><text:span text:style-name="MT2"> {mycompany_zip} {mycompany_town} – </text:span><text:span text:style-name="MT3">{mycompany_idprof2}</text:span><text:span text:style-name="MT1"><text:tab/></text:span></text:p>
        <text:p text:style-name="MP2"><text:span text:style-name="MT1"><text:tab/><text:tab/></text:span><text:span text:style-name="MT4">{mycompany_web}</text:span></text:p>
      </style:header>
      <style:footer>
        <text:p text:style-name="MP3"><text:file-name text:display="name-and-extension">template_certificatedocument.odt</text:file-name><text:s/><text:tab/><text:span text:style-name="MT5">Version – 1.</text:span><text:span text:style-name="MT6">3</text:span><text:span text:style-name="MT5">.</text:span><text:span text:style-name="MT6">0</text:span><text:span text:style-name="MT7"> </text:span><text:span text:style-name="MT5">- 202</text:span><text:span text:style-name="MT6">40425</text:span> - Page :<text:page-number text:select-page="current">1</text:page-number>/<text:page-count>1</text:page-count></text:p>
        <text:p text:style-name="MP4">Vous pouvez controler la valeur du certifcat en cliquant sur ce lien : {object_public_url}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H8M46S</meta:editing-duration>
    <meta:editing-cycles>208</meta:editing-cycles>
    <meta:generator>LibreOffice/7.3.5.2$Windows_X86_64 LibreOffice_project/184fe81b8c8c30d8b5082578aee2fed2ea847c01</meta:generator>
    <dc:date>2024-04-25T17:10:18.123000000</dc:date>
    <meta:document-statistic meta:table-count="0" meta:image-count="1" meta:object-count="0" meta:page-count="1" meta:paragraph-count="16" meta:word-count="66" meta:character-count="689" meta:non-whitespace-character-count="609"/>
    <meta:user-defined meta:name="Info 1"/>
    <meta:user-defined meta:name="Info 2"/>
    <meta:user-defined meta:name="Info 3"/>
    <meta:user-defined meta:name="Info 4"/>
  </office:meta>
</office:document-meta>
</file>